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2*"/>
    </style:style>
    <style:style style:name="Table1.D" style:family="table-column">
      <style:table-column-properties style:column-width="4.602cm" style:rel-column-width="16389*"/>
    </style:style>
    <style:style style:name="Table1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1.D1" style:family="table-cell">
      <style:table-cell-properties fo:padding="0.097cm" fo:border="0.05pt solid #e6e6e6"/>
    </style:style>
    <style:style style:name="Table1.A2" style:family="table-cell">
      <style:table-cell-properties fo:padding="0.097cm" fo:border-left="0.05pt solid #e6e6e6" fo:border-right="none" fo:border-top="none" fo:border-bottom="0.05pt solid #e6e6e6"/>
    </style:style>
    <style:style style:name="Table1.D2" style:family="table-cell">
      <style:table-cell-properties fo:padding="0.097cm" fo:border-left="0.05pt solid #e6e6e6" fo:border-right="0.05pt solid #e6e6e6" fo:border-top="none" fo:border-bottom="0.05pt solid #e6e6e6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4.105cm" style:rel-column-width="14618*"/>
    </style:style>
    <style:style style:name="Table2.B" style:family="table-column">
      <style:table-column-properties style:column-width="8.894cm" style:rel-column-width="31674*"/>
    </style:style>
    <style:style style:name="Table2.C" style:family="table-column">
      <style:table-column-properties style:column-width="2.665cm" style:rel-column-width="9492*"/>
    </style:style>
    <style:style style:name="Table2.D" style:family="table-column">
      <style:table-column-properties style:column-width="2.738cm" style:rel-column-width="9751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8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9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0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1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2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3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4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5" style:family="paragraph" style:parent-style-name="terp_5f_default_5f_Bold_5f_9">
      <style:paragraph-properties fo:margin-left="-0.074cm" fo:margin-right="0.039cm" fo:text-align="start" style:justify-single-word="false" fo:text-indent="0c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DejaVu Sans" fo:font-size="10pt" officeooo:paragraph-rsid="00185d0e" style:font-name-asian="AR PL ShanHeiSun Uni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DejaVu Sans" fo:font-size="10pt" officeooo:paragraph-rsid="0019c64a" style:font-name-asian="AR PL ShanHeiSun Uni" style:font-size-asian="10pt" style:font-name-complex="Tahoma" style:font-size-complex="10pt"/>
    </style:style>
    <style:style style:name="P18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o.partner_id.lang)&gt;</text:placeholder></text:p>
      <text:p text:style-name="P9"><text:text-input text:description="&lt;o.address_id.company_ext&gt;">o.address_id.company_ext</text:text-input></text:p>
      <text:p text:style-name="P9"><text:text-input text:description="&lt;o.address_id.department_company_ext&gt;">o.address_id.department_company_ext</text:text-input></text:p>
      <text:p text:style-name="P9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9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9"><text:text-input text:description="&lt;o.address_id.zip&gt;">o.address_id.zip</text:text-input> <text:text-input text:description="&lt;o.address_id.city&gt;">&lt;o.address_id.city&gt;</text:text-input></text:p>
      <text:p text:style-name="P9"/>
      <text:p text:style-name="P9"/>
      <text:p text:style-name="P9"/>
      <text:p text:style-name="P9"/>
      <text:p text:style-name="P10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8"><text:text-input text:description="&lt;_(&quot;Recipient&quot;)&gt;">Recipient</text:text-input></text:p>
          </table:table-cell>
          <table:table-cell table:style-name="Table1.A1" office:value-type="string">
            <text:p text:style-name="P8"><text:text-input text:description="&lt;_(&quot;Date Done&quot;)&gt;">Date Done</text:text-input></text:p>
          </table:table-cell>
          <table:table-cell table:style-name="Table1.D1" office:value-type="string">
            <text:p text:style-name="P8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3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<text:text-input text:description="&lt;_(&quot;Manufacturer&quot;)&gt;">Manufacturer</text:text-input></text:p>
          </table:table-cell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2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6"><text:text-input text:description="&lt;move_lines.prodlot_id.ref&gt;">move_lines.prodlot_id.ref</text:text-input> <text:text-input text:description="&lt;formatLang(move_lines.prodlot_id.life_date or '', date=True)&gt;">&lt;formatLang(move_lines.prodlot_id.life_date, date=True)&gt;</text:text-input> 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7"><text:text-input text:description="&lt;move_lines.prodlot_id.ref&gt;">&lt;move_lines.prodlot_id.ref&gt;</text:text-input> <text:text-input text:description="&lt;formatLang(move_lines.prodlot_id.life_date or '', date=True)&gt;">&lt;formatLang(move_lines.prodlot_id.life_date, date=True)&gt;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cm" fo:margin-bottom="0c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cm" fo:margin-bottom="0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199cm" fo:margin-bottom="0c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101cm" fo:margin-bottom="0c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524cm" fo:margin-right="1.5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4-03-20T11:03:22</dc:date>
    <meta:editing-cycles>608</meta:editing-cycles>
    <meta:editing-duration>P2DT15H1M39S</meta:editing-duration>
    <dc:creator>thegrymek </dc:creator>
    <meta:document-statistic meta:table-count="2" meta:image-count="0" meta:object-count="0" meta:page-count="2" meta:paragraph-count="38" meta:word-count="122" meta:character-count="1669" meta:non-whitespace-character-count="1581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